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1.5pt solid #00008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1.5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5" table:default-cell-style-name="ce5"/>
        <table:table-column table:style-name="co5" table:default-cell-style-name="ce5"/>
        <table:table-column table:style-name="co1" table:number-columns-repeated="1012" table:default-cell-style-name="ce5"/>
        <table:table-row table:style-name="ro1">
          <table:table-cell table:style-name="ce1" office:value-type="string" calcext:value-type="string" table:number-columns-spanned="1" table:number-rows-spanned="3">
            <text:p>SNR</text:p>
          </table:table-cell>
          <table:table-cell table:style-name="ce3" office:value-type="string" calcext:value-type="string" table:number-columns-spanned="1" table:number-rows-spanned="3">
            <text:p>SNR + Boost</text:p>
          </table:table-cell>
          <table:table-cell table:style-name="ce6" office:value-type="string" calcext:value-type="string" table:number-columns-spanned="4" table:number-rows-spanned="1">
            <text:p>BER</text:p>
          </table:table-cell>
          <table:covered-table-cell table:number-columns-repeated="3" table:style-name="ce2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 table:number-columns-spanned="2" table:number-rows-spanned="1">
            <text:p>Coded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Uncoded</text:p>
          </table:table-cell>
          <table:covered-table-cell table:style-name="ce2"/>
          <table:table-cell table:number-columns-repeated="5"/>
          <table:table-cell table:style-name="ce3" office:value-type="string" calcext:value-type="string" table:number-columns-spanned="2" table:number-rows-spanned="1">
            <text:p>Uncoded</text:p>
          </table:table-cell>
          <table:covered-table-cell/>
          <table:table-cell table:number-columns-repeated="1011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Run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Runs</text:p>
          </table:table-cell>
          <table:table-cell table:style-name="ce2" office:value-type="string" calcext:value-type="string">
            <text:p>Average</text:p>
          </table:table-cell>
          <table:table-cell/>
          <table:table-cell table:style-name="ce4" office:value-type="string" calcext:value-type="string">
            <text:p>Boost</text:p>
          </table:table-cell>
          <table:table-cell table:number-columns-repeated="3"/>
          <table:table-cell table:style-name="ce4" office:value-type="string" calcext:value-type="string">
            <text:p>Runs</text:p>
          </table:table-cell>
          <table:table-cell table:number-columns-repeated="1012"/>
        </table:table-row>
        <table:table-row table:style-name="ro1">
          <table:table-cell table:style-name="ce3" office:value-type="float" office:value="-22" calcext:value-type="float" table:number-columns-spanned="1" table:number-rows-spanned="4">
            <text:p>-22</text:p>
          </table:table-cell>
          <table:table-cell table:style-name="ce3" table:formula="of:=[.$A4] + [.$H$4]" office:value-type="float" office:value="-9.95880017344075" calcext:value-type="float" table:number-columns-spanned="1" table:number-rows-spanned="4">
            <text:p>-9,95880017344075</text:p>
          </table:table-cell>
          <table:table-cell table:style-name="ce4"/>
          <table:table-cell table:style-name="ce7" table:formula="of:=AVERAGE([.C4];[.C7])" office:value-type="string" office:string-value="" calcext:value-type="error" table:number-columns-spanned="1" table:number-rows-spanned="4">
            <text:p>#DIV/0 !</text:p>
          </table:table-cell>
          <table:table-cell table:style-name="ce4"/>
          <table:table-cell table:style-name="ce3" table:number-columns-spanned="1" table:number-rows-spanned="4"/>
          <table:table-cell/>
          <table:table-cell table:style-name="ce4" table:formula="of:=20*LOG10(4)" office:value-type="float" office:value="12.0411998265592" calcext:value-type="float">
            <text:p>12,0411998265592</text:p>
          </table:table-cell>
          <table:table-cell table:number-columns-repeated="3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7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7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7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table-cell table:style-name="ce3" office:value-type="float" office:value="-20" calcext:value-type="float" table:number-columns-spanned="1" table:number-rows-spanned="4">
            <text:p>-20</text:p>
          </table:table-cell>
          <table:table-cell table:style-name="ce3" table:formula="of:=[.$A8] + [.$H$4]" office:value-type="float" office:value="-7.95880017344075" calcext:value-type="float" table:number-columns-spanned="1" table:number-rows-spanned="4">
            <text:p>-7,95880017344075</text:p>
          </table:table-cell>
          <table:table-cell table:style-name="ce4" office:value-type="float" office:value="0.182110480542" calcext:value-type="float">
            <text:p>0,182110480542</text:p>
          </table:table-cell>
          <table:table-cell table:style-name="ce7" table:formula="of:=AVERAGE([.C8];[.C11])" office:value-type="float" office:value="0.182110480542" calcext:value-type="float" table:number-columns-spanned="1" table:number-rows-spanned="4">
            <text:p>0,182110480542</text:p>
          </table:table-cell>
          <table:table-cell table:style-name="ce4" office:value-type="float" office:value="0.166725014741" calcext:value-type="float">
            <text:p>0,166725014741</text:p>
          </table:table-cell>
          <table:table-cell table:style-name="ce7" table:number-columns-spanned="1" table:number-rows-spanned="4"/>
          <table:table-cell table:number-columns-repeated="5"/>
          <table:table-cell table:style-name="ce4" office:value-type="string" calcext:value-type="string">
            <text:p>0.166725014741 </text:p>
          </table:table-cell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table-cell table:style-name="ce3" office:value-type="float" office:value="-18" calcext:value-type="float" table:number-columns-spanned="1" table:number-rows-spanned="4">
            <text:p>-18</text:p>
          </table:table-cell>
          <table:table-cell table:style-name="ce3" table:formula="of:=[.$A12] + [.$H$4]" office:value-type="float" office:value="-5.95880017344075" calcext:value-type="float" table:number-columns-spanned="1" table:number-rows-spanned="4">
            <text:p>-5,95880017344075</text:p>
          </table:table-cell>
          <table:table-cell table:style-name="ce4" office:value-type="float" office:value="0.0503540039062" calcext:value-type="float">
            <text:p>0,0503540039062</text:p>
          </table:table-cell>
          <table:table-cell table:style-name="ce7" table:formula="of:=AVERAGE([.C12];[.C15])" office:value-type="float" office:value="0.0503540039062" calcext:value-type="float" table:number-columns-spanned="1" table:number-rows-spanned="4">
            <text:p>0,0503540039062</text:p>
          </table:table-cell>
          <table:table-cell table:style-name="ce4" office:value-type="float" office:value="0.0937957763672" calcext:value-type="float">
            <text:p>0,0937957763672</text:p>
          </table:table-cell>
          <table:table-cell table:style-name="ce7" table:number-columns-spanned="1" table:number-rows-spanned="4"/>
          <table:table-cell table:number-columns-repeated="5"/>
          <table:table-cell table:style-name="ce4" office:value-type="string" calcext:value-type="string">
            <text:p>0.0937957763672 </text:p>
          </table:table-cell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7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7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7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table-cell table:style-name="ce3" office:value-type="float" office:value="-16" calcext:value-type="float" table:number-columns-spanned="1" table:number-rows-spanned="4">
            <text:p>-16</text:p>
          </table:table-cell>
          <table:table-cell table:style-name="ce3" table:formula="of:=[.$A16] + [.$H$4]" office:value-type="float" office:value="-3.95880017344075" calcext:value-type="float" table:number-columns-spanned="1" table:number-rows-spanned="4">
            <text:p>-3,95880017344075</text:p>
          </table:table-cell>
          <table:table-cell table:style-name="ce4" office:value-type="float" office:value="0.00146484375" calcext:value-type="float">
            <text:p>0,00146484375</text:p>
          </table:table-cell>
          <table:table-cell table:style-name="ce7" table:formula="of:=AVERAGE([.C16];[.C19])" office:value-type="float" office:value="0.00146484375" calcext:value-type="float" table:number-columns-spanned="1" table:number-rows-spanned="4">
            <text:p>0,00146484375</text:p>
          </table:table-cell>
          <table:table-cell table:style-name="ce4" office:value-type="float" office:value="0.0231246948242" calcext:value-type="float">
            <text:p>0,0231246948242</text:p>
          </table:table-cell>
          <table:table-cell table:style-name="ce7" table:number-columns-spanned="1" table:number-rows-spanned="4"/>
          <table:table-cell table:number-columns-repeated="5"/>
          <table:table-cell table:style-name="ce4" office:value-type="string" calcext:value-type="string">
            <text:p>0.0231246948242 </text:p>
          </table:table-cell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table-cell table:style-name="ce3" office:value-type="float" office:value="-14" calcext:value-type="float" table:number-columns-spanned="1" table:number-rows-spanned="4">
            <text:p>-14</text:p>
          </table:table-cell>
          <table:table-cell table:style-name="ce3" table:formula="of:=[.$A20] + [.$H$4]" office:value-type="float" office:value="-1.95880017344075" calcext:value-type="float" table:number-columns-spanned="1" table:number-rows-spanned="4">
            <text:p>-1,95880017344075</text:p>
          </table:table-cell>
          <table:table-cell table:style-name="ce4" office:value-type="float" office:value="0.0080802671371" calcext:value-type="float">
            <text:p>0,0080802671371</text:p>
          </table:table-cell>
          <table:table-cell table:style-name="ce7" table:formula="of:=AVERAGE([.C20];[.C23])" office:value-type="float" office:value="0.0080802671371" calcext:value-type="float" table:number-columns-spanned="1" table:number-rows-spanned="4">
            <text:p>0,0080802671371</text:p>
          </table:table-cell>
          <table:table-cell table:style-name="ce4" office:value-type="float" office:value="0.0239809097782" calcext:value-type="float">
            <text:p>0,0239809097782</text:p>
          </table:table-cell>
          <table:table-cell table:style-name="ce7" table:number-columns-spanned="1" table:number-rows-spanned="4"/>
          <table:table-cell table:number-columns-repeated="5"/>
          <table:table-cell table:style-name="ce4" office:value-type="string" calcext:value-type="string">
            <text:p>0.0239809097782 </text:p>
          </table:table-cell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7"/>
          <table:table-cell table:style-name="ce4"/>
          <table:covered-table-cell table:style-name="ce7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7"/>
          <table:table-cell table:style-name="ce4"/>
          <table:covered-table-cell table:style-name="ce7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7"/>
          <table:table-cell table:style-name="ce4"/>
          <table:covered-table-cell table:style-name="ce7"/>
          <table:table-cell table:style-name="ce9"/>
          <table:table-cell table:number-columns-repeated="4"/>
          <table:table-cell table:style-name="ce4"/>
          <table:table-cell table:number-columns-repeated="1012"/>
        </table:table-row>
        <table:table-row table:style-name="ro1">
          <table:table-cell table:style-name="ce3" office:value-type="float" office:value="-12" calcext:value-type="float" table:number-columns-spanned="1" table:number-rows-spanned="4">
            <text:p>-12</text:p>
          </table:table-cell>
          <table:table-cell table:style-name="ce3" table:formula="of:=[.$A24] + [.$H$4]" office:value-type="float" office:value="0.0411998265592484" calcext:value-type="float" table:number-columns-spanned="1" table:number-rows-spanned="4">
            <text:p>0,041199826559248</text:p>
          </table:table-cell>
          <table:table-cell table:style-name="ce4" office:value-type="float" office:value="0.0197947668651" calcext:value-type="float">
            <text:p>0,0197947668651</text:p>
          </table:table-cell>
          <table:table-cell table:style-name="ce7" table:formula="of:=AVERAGE([.C24];[.C27])" office:value-type="float" office:value="0.00989738343255" calcext:value-type="float" table:number-columns-spanned="1" table:number-rows-spanned="4">
            <text:p>0,00989738343255</text:p>
          </table:table-cell>
          <table:table-cell table:style-name="ce4" office:value-type="float" office:value="0.0658947172619" calcext:value-type="float">
            <text:p>0,0658947172619</text:p>
          </table:table-cell>
          <table:table-cell table:style-name="ce7" table:formula="of:=AVERAGE([.E24];[.E27])" office:value-type="float" office:value="0.03444653465634" calcext:value-type="float" table:number-columns-spanned="1" table:number-rows-spanned="4">
            <text:p>0,03444653465634</text:p>
          </table:table-cell>
          <table:table-cell table:number-columns-repeated="5"/>
          <table:table-cell table:style-name="ce4" office:value-type="string" calcext:value-type="string">
            <text:p>0.0658947172619 </text:p>
          </table:table-cell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 office:value-type="float" office:value="0.0402018229167" calcext:value-type="float">
            <text:p>0,0402018229167</text:p>
          </table:table-cell>
          <table:covered-table-cell table:style-name="ce4"/>
          <table:table-cell table:style-name="ce4" office:value-type="float" office:value="0.0717540922619" calcext:value-type="float">
            <text:p>0,0717540922619</text:p>
          </table:table-cell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 office:value-type="float" office:value="0.0928655660377" calcext:value-type="float">
            <text:p>0,0928655660377</text:p>
          </table:table-cell>
          <table:covered-table-cell table:style-name="ce4"/>
          <table:table-cell table:style-name="ce4" office:value-type="float" office:value="0.102345592571" calcext:value-type="float">
            <text:p>0,102345592571</text:p>
          </table:table-cell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 office:value-type="float" office:value="0" calcext:value-type="float">
            <text:p>0</text:p>
          </table:table-cell>
          <table:covered-table-cell table:style-name="ce4"/>
          <table:table-cell table:style-name="ce4" office:value-type="float" office:value="0.00299835205078" calcext:value-type="float">
            <text:p>0,00299835205078</text:p>
          </table:table-cell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table-cell table:style-name="ce3" office:value-type="float" office:value="-10" calcext:value-type="float" table:number-columns-spanned="1" table:number-rows-spanned="4">
            <text:p>-10</text:p>
          </table:table-cell>
          <table:table-cell table:style-name="ce3" table:formula="of:=[.$A28] + [.$H$4]" office:value-type="float" office:value="2.04119982655925" calcext:value-type="float" table:number-columns-spanned="1" table:number-rows-spanned="4">
            <text:p>2,04119982655925</text:p>
          </table:table-cell>
          <table:table-cell table:style-name="ce4" office:value-type="float" office:value="0.00927005597015" calcext:value-type="float">
            <text:p>0,00927005597015</text:p>
          </table:table-cell>
          <table:table-cell table:style-name="ce7" table:formula="of:=AVERAGE([.C28];[.C31])" office:value-type="float" office:value="0.00927005597015" calcext:value-type="float" table:number-columns-spanned="1" table:number-rows-spanned="4">
            <text:p>0,00927005597015</text:p>
          </table:table-cell>
          <table:table-cell table:style-name="ce4" office:value-type="string" calcext:value-type="string">
            <text:p>0.0272417210821 </text:p>
          </table:table-cell>
          <table:table-cell table:style-name="ce7" table:number-columns-spanned="1" table:number-rows-spanned="4"/>
          <table:table-cell table:number-columns-repeated="5"/>
          <table:table-cell table:style-name="ce4" office:value-type="string" calcext:value-type="string">
            <text:p>0.0272417210821 </text:p>
          </table:table-cell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7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7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7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table-cell table:style-name="ce3" office:value-type="float" office:value="-8" calcext:value-type="float" table:number-columns-spanned="1" table:number-rows-spanned="4">
            <text:p>-8</text:p>
          </table:table-cell>
          <table:table-cell table:style-name="ce3" table:formula="of:=[.$A32] + [.$H$4]" office:value-type="float" office:value="4.04119982655925" calcext:value-type="float" table:number-columns-spanned="1" table:number-rows-spanned="4">
            <text:p>4,04119982655925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formula="of:=AVERAGE([.C32];[.C35])" office:value-type="float" office:value="0" calcext:value-type="float" table:number-columns-spanned="1" table:number-rows-spanned="4">
            <text:p>0</text:p>
          </table:table-cell>
          <table:table-cell table:style-name="ce4" office:value-type="float" office:value="0.000785827636719" calcext:value-type="float">
            <text:p>0,000785827636719</text:p>
          </table:table-cell>
          <table:table-cell table:style-name="ce7" table:number-columns-spanned="1" table:number-rows-spanned="4"/>
          <table:table-cell table:number-columns-repeated="5"/>
          <table:table-cell table:style-name="ce4" office:value-type="string" calcext:value-type="string">
            <text:p>0.000785827636719 </text:p>
          </table:table-cell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table-cell table:style-name="ce3" office:value-type="float" office:value="-6" calcext:value-type="float" table:number-columns-spanned="1" table:number-rows-spanned="4">
            <text:p>-6</text:p>
          </table:table-cell>
          <table:table-cell table:style-name="ce3" table:formula="of:=[.$A36] + [.$H$4]" office:value-type="float" office:value="6.04119982655925" calcext:value-type="float" table:number-columns-spanned="1" table:number-rows-spanned="4">
            <text:p>6,04119982655925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formula="of:=AVERAGE([.C36];[.C39])" office:value-type="float" office:value="0" calcext:value-type="float" table:number-columns-spanned="1" table:number-rows-spanned="4">
            <text:p>0</text:p>
          </table:table-cell>
          <table:table-cell table:style-name="ce4" office:value-type="float" office:value="0.000518329326923" calcext:value-type="float">
            <text:p>0,000518329326923</text:p>
          </table:table-cell>
          <table:table-cell table:style-name="ce7" table:number-columns-spanned="1" table:number-rows-spanned="4"/>
          <table:table-cell table:number-columns-repeated="5"/>
          <table:table-cell table:style-name="ce4" office:value-type="string" calcext:value-type="string">
            <text:p>0.000518329326923 </text:p>
          </table:table-cell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7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7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7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table-cell table:style-name="ce3" office:value-type="float" office:value="-4" calcext:value-type="float" table:number-columns-spanned="1" table:number-rows-spanned="4">
            <text:p>-4</text:p>
          </table:table-cell>
          <table:table-cell table:style-name="ce3" table:formula="of:=[.$A40] + [.$H$4]" office:value-type="float" office:value="8.04119982655925" calcext:value-type="float" table:number-columns-spanned="1" table:number-rows-spanned="4">
            <text:p>8,04119982655925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formula="of:=AVERAGE([.C40];[.C43])" office:value-type="float" office:value="0" calcext:value-type="float" table:number-columns-spanned="1" table:number-rows-spanned="4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spanned="1" table:number-rows-spanned="4"/>
          <table:table-cell table:number-columns-repeated="5"/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table-cell table:style-name="ce3" office:value-type="float" office:value="-2" calcext:value-type="float" table:number-columns-spanned="1" table:number-rows-spanned="4">
            <text:p>-2</text:p>
          </table:table-cell>
          <table:table-cell table:style-name="ce3" table:formula="of:=[.$A44] + [.$H$4]" office:value-type="float" office:value="10.0411998265592" calcext:value-type="float" table:number-columns-spanned="1" table:number-rows-spanned="4">
            <text:p>10,0411998265592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formula="of:=AVERAGE([.C44];[.C47])" office:value-type="float" office:value="0" calcext:value-type="float" table:number-columns-spanned="1" table:number-rows-spanned="4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spanned="1" table:number-rows-spanned="4"/>
          <table:table-cell table:number-columns-repeated="5"/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7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7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7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table-cell table:style-name="ce3" office:value-type="float" office:value="0" calcext:value-type="float" table:number-columns-spanned="1" table:number-rows-spanned="4">
            <text:p>0</text:p>
          </table:table-cell>
          <table:table-cell table:style-name="ce3" table:formula="of:=[.$A48] + [.$H$4]" office:value-type="float" office:value="12.0411998265592" calcext:value-type="float" table:number-columns-spanned="1" table:number-rows-spanned="4">
            <text:p>12,0411998265592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formula="of:=AVERAGE([.C48];[.C51])" office:value-type="float" office:value="0" calcext:value-type="float" table:number-columns-spanned="1" table:number-rows-spanned="4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spanned="1" table:number-rows-spanned="4"/>
          <table:table-cell table:number-columns-repeated="5"/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4"/>
          <table:covered-table-cell table:style-name="ce4"/>
          <table:table-cell table:style-name="ce4"/>
          <table:covered-table-cell table:style-name="ce4"/>
          <table:table-cell table:number-columns-repeated="5"/>
          <table:table-cell table:style-name="ce4"/>
          <table:table-cell table:number-columns-repeated="10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[.$A52] + [.$H$4]" office:value-type="float" office:value="14.0411998265592" calcext:value-type="float">
            <text:p>14,0411998265592</text:p>
          </table:table-cell>
          <table:table-cell table:style-name="ce4" office:value-type="float" office:value="0" calcext:value-type="float">
            <text:p>0</text:p>
          </table:table-cell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8"/>
          <table:table-cell table:number-columns-repeated="5"/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[.$A53] + [.$H$4]" office:value-type="float" office:value="16.0411998265592" calcext:value-type="float">
            <text:p>16,0411998265592</text:p>
          </table:table-cell>
          <table:table-cell table:style-name="ce4" office:value-type="float" office:value="0" calcext:value-type="float">
            <text:p>0</text:p>
          </table:table-cell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8"/>
          <table:table-cell table:number-columns-repeated="5"/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table:formula="of:=[.$A54] + [.$H$4]" office:value-type="float" office:value="18.0411998265593" calcext:value-type="float">
            <text:p>18,0411998265593</text:p>
          </table:table-cell>
          <table:table-cell table:style-name="ce4" office:value-type="float" office:value="0" calcext:value-type="float">
            <text:p>0</text:p>
          </table:table-cell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8"/>
          <table:table-cell table:number-columns-repeated="5"/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table:formula="of:=[.$A55] + [.$H$4]" office:value-type="float" office:value="20.0411998265592" calcext:value-type="float">
            <text:p>20,0411998265592</text:p>
          </table:table-cell>
          <table:table-cell table:style-name="ce4" office:value-type="float" office:value="0" calcext:value-type="float">
            <text:p>0</text:p>
          </table:table-cell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8"/>
          <table:table-cell table:number-columns-repeated="5"/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table:formula="of:=[.$A56] + [.$H$4]" office:value-type="float" office:value="22.0411998265592" calcext:value-type="float">
            <text:p>22,0411998265592</text:p>
          </table:table-cell>
          <table:table-cell table:style-name="ce4" office:value-type="float" office:value="0" calcext:value-type="float">
            <text:p>0</text:p>
          </table:table-cell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8"/>
          <table:table-cell table:number-columns-repeated="5"/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13:31:01.294517412</meta:creation-date>
    <dc:date>2020-07-02T14:34:43.075389864</dc:date>
    <meta:editing-duration>PT10M39S</meta:editing-duration>
    <meta:editing-cycles>4</meta:editing-cycles>
    <meta:generator>LibreOffice/6.0.7.3$Linux_X86_64 LibreOffice_project/00m0$Build-3</meta:generator>
    <meta:document-statistic meta:table-count="1" meta:cell-count="114" meta:object-count="0"/>
  </office:meta>
</office:document-meta>
</file>